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6" style:family="graphic" style:parent-style-name="standard">
      <style:graphic-properties draw:fill="solid" draw:fill-color="#ffff99" draw:textarea-horizontal-align="justify" draw:textarea-vertical-align="middle" draw:auto-grow-height="false"/>
    </style:style>
    <style:style style:name="gr7" style:family="graphic" style:parent-style-name="standard">
      <style:graphic-properties draw:fill="solid" draw:fill-color="#9999ff" draw:textarea-horizontal-align="justify" draw:textarea-vertical-align="middle" draw:auto-grow-height="false"/>
    </style:style>
    <style:style style:name="gr8"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fo:min-height="1cm"/>
    </style:style>
    <style:style style:name="gr10" style:family="graphic" style:parent-style-name="standard">
      <style:graphic-properties draw:fill="solid" draw:fill-color="#ffffcc" draw:textarea-horizontal-align="justify" draw:textarea-vertical-align="middle" draw:auto-grow-height="false"/>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6"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7" style:family="graphic" style:parent-style-name="standard">
      <style:graphic-properties draw:auto-grow-height="false" fo:min-height="0.749cm" fo:min-width="0.499cm" fo:wrap-option="no-wrap"/>
    </style:style>
    <style:style style:name="gr18"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19"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fo:min-height="1.5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fill="solid" draw:fill-color="#cccccc" draw:textarea-horizontal-align="justify" draw:textarea-vertical-align="middle" draw:auto-grow-height="false" fo:min-height="0cm" fo:min-width="0cm" fo:wrap-option="no-wrap"/>
    </style:style>
    <style:style style:name="gr23" style:family="graphic" style:parent-style-name="standard">
      <style:graphic-properties draw:fill="solid" draw:fill-color="#cccccc" draw:textarea-horizontal-align="center" draw:textarea-vertical-align="middle"/>
    </style:style>
    <style:style style:name="gr24" style:family="graphic" style:parent-style-name="standard">
      <style:graphic-properties draw:fill="solid" draw:fill-color="#00cccc"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3" style:family="paragraph">
      <style:paragraph-properties fo:margin-left="2.498cm" fo:margin-right="0.527cm" fo:text-indent="-2.198cm"/>
    </style:style>
    <style:style style:name="P4" style:family="paragraph">
      <style:paragraph-properties fo:margin-left="0cm" fo:margin-right="0.043cm" fo:text-align="center" fo:text-indent="0cm"/>
    </style:style>
    <style:style style:name="P5" style:family="paragraph">
      <style:paragraph-properties fo:margin-left="0cm" fo:margin-right="0.043cm" fo:text-align="center" fo:text-indent="0cm"/>
      <style:text-properties fo:font-size="15pt" style:font-size-asian="10pt" style:font-size-complex="10pt"/>
    </style:style>
    <style:style style:name="P6" style:family="paragraph">
      <style:paragraph-properties fo:margin-left="0cm" fo:margin-right="0.043cm" fo:text-align="center" fo:text-indent="0cm"/>
      <style:text-properties fo:font-size="15pt" fo:font-weight="bold" style:font-size-asian="10pt" style:font-size-complex="10pt"/>
    </style:style>
    <style:style style:name="P7" style:family="paragraph">
      <style:paragraph-properties fo:margin-left="0cm" fo:margin-right="0.043cm" fo:text-align="start" fo:text-indent="0cm"/>
      <style:text-properties fo:font-size="15pt" style:font-size-asian="10pt" style:font-size-complex="10pt"/>
    </style:style>
    <style:style style:name="P8"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9"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10" style:family="paragraph">
      <style:text-properties fo:font-weight="bold" style:font-weight-asian="bold" style:font-weight-complex="bold"/>
    </style:style>
    <style:style style:name="P11" style:family="paragraph">
      <style:paragraph-properties fo:margin-left="0cm" fo:margin-right="0.043cm" fo:text-align="center" fo:text-indent="0cm"/>
      <style:text-properties fo:font-size="15pt" fo:font-style="normal" style:font-size-asian="10pt" style:font-style-asian="normal" style:font-size-complex="10pt" style:font-style-complex="normal"/>
    </style:style>
    <style:style style:name="P12" style:family="paragraph">
      <style:text-properties fo:color="#0000ff" fo:font-size="24pt" fo:font-weight="bold" style:font-size-asian="24pt" style:font-weight-asian="bold" style:font-size-complex="24pt" style:font-weight-complex="bold"/>
    </style:style>
    <style:style style:name="P13" style:family="paragraph">
      <style:paragraph-properties fo:text-align="start"/>
    </style:style>
    <style:style style:name="P14" style:family="paragraph">
      <style:paragraph-properties fo:margin-left="0cm" fo:margin-right="0.043cm" fo:text-align="center" fo:text-indent="0cm"/>
      <style:text-properties fo:font-size="15pt" fo:font-style="italic" fo:font-weight="bold" style:font-size-asian="10pt" style:font-style-asian="italic" style:font-weight-asian="bold" style:font-size-complex="10pt" style:font-style-complex="italic" style:font-weight-complex="bold"/>
    </style:style>
    <style:style style:name="P15" style:family="paragraph">
      <style:paragraph-properties fo:text-align="start"/>
      <style:text-properties fo:font-family="'Courier New'" style:font-family-generic="modern" style:font-pitch="fixed"/>
    </style:style>
    <style:style style:name="P16" style:family="paragraph">
      <style:paragraph-properties fo:text-align="center"/>
      <style:text-properties fo:font-style="italic" style:font-style-asian="italic" style:font-style-complex="italic"/>
    </style:style>
    <style:style style:name="T1"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3" style:family="text">
      <style:text-properties fo:color="#000000" fo:language="lv" fo:country="LV"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4"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5"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6"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7"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8" style:family="text">
      <style:text-properties fo:font-size="15pt" style:font-size-asian="10pt" style:font-size-complex="10pt"/>
    </style:style>
    <style:style style:name="T9" style:family="text">
      <style:text-properties fo:font-size="15pt" fo:font-style="italic" style:font-size-asian="10pt" style:font-style-asian="italic" style:font-size-complex="10pt" style:font-style-complex="italic"/>
    </style:style>
    <style:style style:name="T10" style:family="text">
      <style:text-properties fo:font-size="15pt" fo:font-weight="bold" style:font-size-asian="10pt" style:font-size-complex="10pt"/>
    </style:style>
    <style:style style:name="T11" style:family="text">
      <style:text-properties fo:font-family="'Courier New'" style:font-family-generic="modern" style:font-pitch="fixed" fo:font-size="16pt" fo:font-weight="bold" style:font-size-asian="16pt" style:font-weight-asian="bold" style:font-size-complex="16pt" style:font-weight-complex="bold"/>
    </style:style>
    <style:style style:name="T12" style:family="text">
      <style:text-properties fo:font-style="italic" style:font-style-asian="italic" style:font-style-complex="italic"/>
    </style:style>
    <style:style style:name="T13" style:family="text">
      <style:text-properties fo:font-size="40pt" fo:font-weight="bold" style:font-size-asian="40pt" style:font-weight-asian="bold" style:font-size-complex="40pt" style:font-weight-complex="bold"/>
    </style:style>
    <style:style style:name="T14" style:family="text">
      <style:text-properties fo:font-family="'Courier New'" style:font-family-generic="modern" style:font-pitch="fixed" fo:font-size="10pt" fo:font-weight="bold" style:font-size-asian="10pt" style:font-weight-asian="bold" style:font-size-complex="10pt" style:font-weight-complex="bold"/>
    </style:style>
    <style:style style:name="T15" style:family="text">
      <style:text-properties fo:font-weight="bold" style:font-weight-asian="bold" style:font-weight-complex="bold"/>
    </style:style>
    <style:style style:name="T16"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7"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8" style:family="text">
      <style:text-properties fo:color="#000000" style:font-family-asian="'Courier New'" style:font-family-generic-asian="modern" style:font-pitch-asian="fixed" style:font-family-complex="'Courier New'" style:font-family-generic-complex="modern" style:font-pitch-complex="fixed"/>
    </style:style>
    <style:style style:name="T19"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0" style:family="text">
      <style:text-properties fo:color="#000000"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21" style:family="text">
      <style:text-properties fo:font-size="15pt" fo:font-style="normal" style:font-size-asian="10pt" style:font-style-asian="normal" style:font-size-complex="10pt" style:font-style-complex="normal"/>
    </style:style>
    <style:style style:name="T22" style:family="text">
      <style:text-properties fo:color="#0000ff" fo:font-size="24pt" fo:font-weight="bold" style:font-size-asian="24pt" style:font-weight-asian="bold" style:font-size-complex="24pt" style:font-weight-complex="bold"/>
    </style:style>
    <style:style style:name="T23" style:family="text">
      <style:text-properties fo:font-size="15pt" fo:font-style="italic" fo:font-weight="bold" style:font-size-asian="10pt" style:font-style-asian="italic" style:font-weight-asian="bold" style:font-size-complex="10pt" style:font-style-complex="italic" style:font-weight-complex="bold"/>
    </style:style>
    <style:style style:name="T24" style:family="text">
      <style:text-properties fo:font-family="'Courier New'" style:font-family-generic="modern" style:font-pitch="fixed"/>
    </style:style>
    <style:style style:name="T25"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line" svg:x1="36.614cm" svg:y1="115.094cm" svg:x2="43.864cm" svg:y2="111.615cm" draw:start-shape="id1" draw:start-glue-point="7" svg:d="m36614 115094 7250-3479">
          <text:p/>
        </draw:connector>
        <draw:connector draw:style-name="gr1" draw:text-style-name="P1" draw:layer="layout" draw:type="line" svg:x1="58.658cm" svg:y1="91.337cm" svg:x2="56.35cm" svg:y2="83.2cm" draw:start-shape="id2" draw:start-glue-point="4" svg:d="m58658 91337-2308-8137">
          <text:p/>
        </draw:connector>
        <draw:rect draw:style-name="Список_20_атрибутов_20_сущносей" draw:id="id44" draw:layer="layout" svg:width="12.758cm" svg:height="7.452cm" svg:x="67.145cm" svg:y="124.032cm">
          <draw:glue-point draw:id="4" svg:x="-5cm" svg:y="-3.701cm"/>
          <draw:glue-point draw:id="5" svg:x="-5cm" svg:y="-1.017cm"/>
          <text:p><text:span text:style-name="T1">Code ID</text:span><text:span text:style-name="T2"> </text:span></text:p>
          <text:p><text:span text:style-name="T3">Codifier ID</text:span></text:p>
          <text:p><text:span text:style-name="T4"/></text:p>
          <text:p><text:span text:style-name="T4">Code characters string</text:span></text:p>
          <text:p><text:span text:style-name="T4">Additonal field 1</text:span></text:p>
          <text:p><text:span text:style-name="T4">Additonal field 2</text:span></text:p>
          <text:p><text:span text:style-name="T4">Additonal field 3</text:span></text:p>
          <text:p><text:span text:style-name="T4">Additonal field 4</text:span></text:p>
          <text:p><text:span text:style-name="T4">Additonal field 5</text:span></text:p>
        </draw:rect>
        <draw:rect draw:style-name="gr2" draw:text-style-name="P2" draw:layer="layout" svg:width="12.758cm" svg:height="1cm" svg:x="67.145cm" svg:y="123.032cm">
          <text:p text:style-name="P1"><text:span text:style-name="T5">Code</text:span></text:p>
        </draw:rect>
        <draw:rect draw:style-name="Свойства_20_атрибутов" draw:layer="layout" svg:width="1cm" svg:height="7.452cm" svg:x="79.903cm" svg:y="124.032cm">
          <text:p><text:span text:style-name="T6">#</text:span></text:p>
          <text:p><text:span text:style-name="T6">*</text:span></text:p>
          <text:p><text:span text:style-name="T6"/></text:p>
          <text:p><text:span text:style-name="T6">*</text:span></text:p>
          <text:p><text:span text:style-name="T6">o</text:span></text:p>
          <text:p><text:span text:style-name="T6">o</text:span></text:p>
          <text:p><text:span text:style-name="T6">o</text:span></text:p>
          <text:p><text:span text:style-name="T6">o</text:span></text:p>
          <text:p><text:span text:style-name="T6">o</text:span></text:p>
        </draw:rect>
        <draw:rect draw:style-name="Список_20_атрибутов_20_сущносей" draw:layer="layout" svg:width="12.5cm" svg:height="3.5cm" svg:x="43.114cm" svg:y="124cm">
          <text:p><text:span text:style-name="T7">Codifier code ID</text:span></text:p>
          <text:p text:style-name="P3"><text:span text:style-name="T4">Codifier type (status table or other enumerable)</text:span></text:p>
          <text:p text:style-name="P3"><text:span text:style-name="T3">Default code ID</text:span></text:p>
        </draw:rect>
        <draw:rect draw:style-name="Свойства_20_атрибутов" draw:id="id45" draw:layer="layout" svg:width="1cm" svg:height="3.5cm" svg:x="55.614cm" svg:y="124cm">
          <draw:glue-point draw:id="4" svg:x="5.01cm" svg:y="-2.142cm"/>
          <draw:glue-point draw:id="5" svg:x="5.01cm" svg:y="3.571cm"/>
          <text:p><text:span text:style-name="T6">#</text:span></text:p>
          <text:p><text:span text:style-name="T6"/></text:p>
          <text:p><text:span text:style-name="T6">*</text:span></text:p>
          <text:p><text:span text:style-name="T6">o</text:span></text:p>
        </draw:rect>
        <draw:custom-shape draw:style-name="gr3" draw:text-style-name="P5" draw:id="id11" draw:layer="layout" svg:width="9cm" svg:height="1.5cm" svg:x="34cm" svg:y="24.846cm">
          <text:p text:style-name="P4"><text:span text:style-name="T8">NONmandatory attribure </text:span></text:p>
          <text:p text:style-name="P4"><text:span text:style-name="T9">(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9" draw:layer="layout" svg:width="10.2cm" svg:height="2.5cm" svg:x="21.5cm" svg:y="24.346cm">
          <text:p>Entity </text:p>
          <text:p>(name of row in a table)</text:p>
        </draw:rect>
        <draw:custom-shape draw:style-name="gr4" draw:text-style-name="P5" draw:id="id12" draw:layer="layout" svg:width="9cm" svg:height="1.5cm" svg:x="34cm" svg:y="22.946cm">
          <text:p text:style-name="P4"><text:span text:style-name="T8">Mandatory attribure </text:span></text:p>
          <text:p text:style-name="P4"><text:span text:style-name="T9">(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6" draw:id="id13" draw:layer="layout" svg:width="9cm" svg:height="0.846cm" svg:x="34cm" svg:y="21.5cm">
          <text:p text:style-name="P4"><text:span text:style-name="T10">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7" draw:id="id10" draw:layer="layout" svg:width="9cm" svg:height="1cm" svg:x="34cm" svg:y="26.846cm">
          <text:p text:style-name="P4"><text:span text:style-name="T8">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5" draw:id="id8" draw:layer="layout" svg:width="9cm" svg:height="2cm" svg:x="34cm" svg:y="28.846cm">
          <text:p text:style-name="P4"><text:span text:style-name="T8">In language localizable attribute</text:span></text:p>
          <text:p text:style-name="P4"><text:span text:style-name="T9">(having different values </text:span></text:p>
          <text:p text:style-name="P4"><text:span text:style-name="T9">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3" draw:layer="layout" svg:width="4.5cm" svg:height="1.5cm" svg:x="49.5cm" svg:y="20.5cm">
          <text:p>Entity A</text:p>
        </draw:rect>
        <draw:rect draw:style-name="Заголовок_20_сущности" draw:id="id4" draw:layer="layout" svg:width="4.5cm" svg:height="1.5cm" svg:x="59cm" svg:y="20.5cm">
          <text:p>Entity B</text:p>
        </draw:rect>
        <draw:connector draw:style-name="gr8" draw:text-style-name="P1" draw:layer="layout" svg:x1="54cm" svg:y1="21.25cm" svg:x2="59cm" svg:y2="21.25cm" draw:start-shape="id3" draw:start-glue-point="1" draw:end-shape="id4" draw:end-glue-point="3" svg:d="m54000 21250h5000">
          <text:p/>
        </draw:connector>
        <draw:frame draw:style-name="gr9" draw:layer="layout" svg:width="4cm" svg:height="1.25cm" svg:x="54.5cm" svg:y="20.25cm">
          <draw:text-box>
            <text:p>relationship</text:p>
          </draw:text-box>
        </draw:frame>
        <draw:custom-shape draw:style-name="gr10" draw:text-style-name="P8" draw:layer="layout" svg:width="5cm" svg:height="5cm" svg:x="67cm" svg:y="19.5cm">
          <text:p text:style-name="P1"><text:span text:style-name="T11">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1" draw:layer="layout" draw:type="curve" svg:x1="44.25cm" svg:y1="40.7cm" svg:x2="44.25cm" svg:y2="42.154cm" draw:start-shape="id5" draw:start-glue-point="2" draw:end-shape="id6" draw:end-glue-point="0" svg:d="m44250 40700v1454">
          <text:p/>
        </draw:connector>
        <draw:rect draw:style-name="Заголовок_20_сущности" draw:id="id7" draw:layer="layout" svg:width="5.5cm" svg:height="2cm" svg:x="41.5cm" svg:y="36.5cm">
          <text:p>Superclass </text:p>
          <text:p>entity</text:p>
        </draw:rect>
        <draw:connector draw:style-name="gr11" draw:text-style-name="P1" draw:layer="layout" draw:type="line" svg:x1="44.25cm" svg:y1="38.5cm" svg:x2="44.25cm" svg:y2="39.6cm" draw:start-shape="id7" draw:start-glue-point="2" draw:end-shape="id5" draw:end-glue-point="0" svg:d="m44250 38500v1100">
          <text:p/>
        </draw:connector>
        <draw:rect draw:style-name="Заголовок_20_сущности" draw:id="id6" draw:layer="layout" svg:width="6.226cm" svg:height="1.846cm" svg:x="41.137cm" svg:y="42.154cm">
          <text:p>Subclass </text:p>
          <text:p>entity</text:p>
        </draw:rect>
        <draw:frame draw:style-name="gr9" draw:layer="layout" svg:width="3.5cm" svg:height="1.25cm" svg:x="45.1cm" svg:y="39.699cm">
          <draw:text-box>
            <text:p>OOP like</text:p>
          </draw:text-box>
        </draw:frame>
        <draw:custom-shape draw:style-name="Вид" draw:layer="layout" svg:width="6cm" svg:height="3.6cm" svg:x="34cm" svg:y="35.4cm">
          <text:p>VIEW </text:p>
          <text:p><text:span text:style-name="T12">(like ones in </text:span></text:p>
          <text:p><text:span text:style-name="T12">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 draw:text-style-name="P1" draw:layer="layout" draw:type="line" svg:x1="34cm" svg:y1="29.845cm" svg:x2="31.7cm" svg:y2="25.596cm" draw:start-shape="id8" draw:start-glue-point="5" draw:end-shape="id9" draw:end-glue-point="1" svg:d="m34000 29845-2300-4249">
          <text:p/>
        </draw:connector>
        <draw:connector draw:style-name="gr1" draw:text-style-name="P1" draw:layer="layout" draw:type="line" svg:x1="34cm" svg:y1="27.345cm" svg:x2="31.7cm" svg:y2="25.596cm" draw:start-shape="id10" draw:start-glue-point="5" draw:end-shape="id9" svg:d="m34000 27345-2300-1749">
          <text:p/>
        </draw:connector>
        <draw:connector draw:style-name="gr1" draw:text-style-name="P1" draw:layer="layout" draw:type="line" svg:x1="34cm" svg:y1="25.595cm" svg:x2="31.7cm" svg:y2="25.596cm" draw:start-shape="id11" draw:start-glue-point="5" draw:end-shape="id9" svg:d="m34000 25595-2300 1">
          <text:p/>
        </draw:connector>
        <draw:connector draw:style-name="gr1" draw:text-style-name="P1" draw:layer="layout" draw:type="line" svg:x1="34cm" svg:y1="23.695cm" svg:x2="31.7cm" svg:y2="25.596cm" draw:start-shape="id12" draw:start-glue-point="5" draw:end-shape="id9" svg:d="m34000 23695-2300 1901">
          <text:p/>
        </draw:connector>
        <draw:connector draw:style-name="gr1" draw:text-style-name="P1" draw:layer="layout" draw:type="line" svg:x1="34cm" svg:y1="21.922cm" svg:x2="31.7cm" svg:y2="25.596cm" draw:start-shape="id13" draw:start-glue-point="5" draw:end-shape="id9" svg:d="m34000 21922-2300 3674">
          <text:p/>
        </draw:connector>
        <draw:frame draw:style-name="gr9" draw:layer="layout" svg:width="9cm" svg:height="1.826cm" svg:x="15.5cm" svg:y="19.75cm">
          <draw:text-box>
            <text:p><text:span text:style-name="T13">Legend</text:span></text:p>
          </draw:text-box>
        </draw:frame>
        <draw:connector draw:style-name="Связь_5f_1..N_5f_1..N" draw:layer="layout" svg:x1="49.7cm" svg:y1="25.5cm" svg:x2="56.663cm" svg:y2="25.5cm" svg:d="m49700 25500h6963">
          <text:p/>
        </draw:connector>
        <draw:connector draw:style-name="Связь_5f_1..N_5f_0..1" draw:layer="layout" svg:x1="49.7cm" svg:y1="29.8cm" svg:x2="56.663cm" svg:y2="29.8cm" svg:d="m49700 29800h6963">
          <text:p/>
        </draw:connector>
        <draw:connector draw:style-name="Связь_5f_1..N_5f_0..N" draw:layer="layout" svg:x1="49.7cm" svg:y1="27cm" svg:x2="56.663cm" svg:y2="27cm" svg:d="m49700 27000h6963">
          <text:p/>
        </draw:connector>
        <draw:connector draw:style-name="Связь_5f_1..1_5f_1..N" draw:layer="layout" svg:x1="65.5cm" svg:y1="25.5cm" svg:x2="72.5cm" svg:y2="25.5cm" svg:d="m65500 25500h7000">
          <text:p/>
        </draw:connector>
        <draw:connector draw:style-name="Связь_5f_1..1_5f_0..1" draw:layer="layout" svg:x1="65.5cm" svg:y1="29.8cm" svg:x2="72.5cm" svg:y2="29.8cm" svg:d="m65500 29800h7000">
          <text:p/>
        </draw:connector>
        <draw:connector draw:style-name="Связь_5f_1..1_5f_0..N" draw:layer="layout" svg:x1="65.5cm" svg:y1="27cm" svg:x2="72.5cm" svg:y2="27cm" svg:d="m65500 27000h7000">
          <text:p/>
        </draw:connector>
        <draw:connector draw:style-name="Связь_5f_0..N_5f_1..N" draw:layer="layout" svg:x1="57.7cm" svg:y1="25.5cm" svg:x2="64.663cm" svg:y2="25.5cm" svg:d="m57700 25500h6963">
          <text:p/>
        </draw:connector>
        <draw:connector draw:style-name="Связь_5f_0..N_5f_0..1" draw:layer="layout" svg:x1="57.7cm" svg:y1="29.8cm" svg:x2="64.663cm" svg:y2="29.8cm" svg:d="m57700 29800h6963">
          <text:p/>
        </draw:connector>
        <draw:connector draw:style-name="Связь_5f_0..N_5f_0..N" draw:layer="layout" svg:x1="57.7cm" svg:y1="27cm" svg:x2="64.663cm" svg:y2="27cm" svg:d="m57700 27000h6963">
          <text:p/>
        </draw:connector>
        <draw:g draw:id="id14">
          <draw:custom-shape draw:style-name="gr10" draw:text-style-name="P9" draw:layer="layout" svg:width="2cm" svg:height="2cm" svg:x="52.2cm" svg:y="32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52.5cm" svg:y="32.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54.2cm" svg:y1="33cm" svg:x2="56.7cm" svg:y2="33cm" draw:start-shape="id14" draw:start-glue-point="1" svg:d="m54200 33000h2500">
          <text:p/>
        </draw:connector>
        <draw:connector draw:style-name="gr13" draw:text-style-name="P1" draw:layer="layout" svg:x1="54.203cm" svg:y1="37cm" svg:x2="56.7cm" svg:y2="37cm" draw:start-shape="id15" draw:start-glue-point="1" svg:d="m54203 37000h2497">
          <text:p/>
        </draw:connector>
        <draw:connector draw:style-name="gr14" draw:text-style-name="P1" draw:layer="layout" svg:x1="54.2cm" svg:y1="35cm" svg:x2="56.7cm" svg:y2="35cm" draw:start-shape="id16" draw:start-glue-point="1" svg:d="m54200 35000h2500">
          <text:p/>
        </draw:connector>
        <draw:g draw:id="id16">
          <draw:custom-shape draw:style-name="gr10" draw:text-style-name="P9" draw:layer="layout" svg:width="2cm" svg:height="2cm" svg:x="52.2cm" svg:y="34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52.5cm" svg:y="34.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5">
          <draw:custom-shape draw:style-name="gr10" draw:text-style-name="P9" draw:layer="layout" svg:width="2cm" svg:height="2cm" svg:x="52.203cm" svg:y="3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52.503cm" svg:y="36.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52.2cm" svg:y1="33cm" svg:x2="49.725cm" svg:y2="33cm" draw:start-shape="id14" draw:start-glue-point="3" svg:d="m52200 33000h-2475">
          <text:p/>
        </draw:connector>
        <draw:connector draw:style-name="gr12" draw:text-style-name="P1" draw:layer="layout" svg:x1="52.203cm" svg:y1="37cm" svg:x2="49.725cm" svg:y2="37cm" draw:start-shape="id15" draw:start-glue-point="3" svg:d="m52203 37000h-2478">
          <text:p/>
        </draw:connector>
        <draw:connector draw:style-name="gr12" draw:text-style-name="P1" draw:layer="layout" svg:x1="52.2cm" svg:y1="35cm" svg:x2="49.725cm" svg:y2="35cm" draw:start-shape="id16" draw:start-glue-point="3" svg:d="m52200 35000h-2475">
          <text:p/>
        </draw:connector>
        <draw:g draw:id="id17">
          <draw:custom-shape draw:style-name="gr10" draw:text-style-name="P9" draw:layer="layout" svg:width="2cm" svg:height="2cm" svg:x="60.175cm" svg:y="32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0.475cm" svg:y="32.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62.175cm" svg:y1="33cm" svg:x2="64.675cm" svg:y2="33cm" draw:start-shape="id17" draw:start-glue-point="1" svg:d="m62175 33000h2500">
          <text:p/>
        </draw:connector>
        <draw:connector draw:style-name="gr13" draw:text-style-name="P1" draw:layer="layout" svg:x1="62.178cm" svg:y1="37cm" svg:x2="64.675cm" svg:y2="37cm" draw:start-shape="id18" draw:start-glue-point="1" svg:d="m62178 37000h2497">
          <text:p/>
        </draw:connector>
        <draw:connector draw:style-name="gr14" draw:text-style-name="P1" draw:layer="layout" svg:x1="62.175cm" svg:y1="35cm" svg:x2="64.675cm" svg:y2="35cm" draw:start-shape="id19" draw:start-glue-point="1" svg:d="m62175 35000h2500">
          <text:p/>
        </draw:connector>
        <draw:g draw:id="id19">
          <draw:custom-shape draw:style-name="gr10" draw:text-style-name="P9" draw:layer="layout" svg:width="2cm" svg:height="2cm" svg:x="60.175cm" svg:y="34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0.475cm" svg:y="34.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8">
          <draw:custom-shape draw:style-name="gr10" draw:text-style-name="P9" draw:layer="layout" svg:width="2cm" svg:height="2cm" svg:x="60.178cm" svg:y="3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0.478cm" svg:y="36.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1" draw:layer="layout" svg:x1="60.175cm" svg:y1="33cm" svg:x2="57.7cm" svg:y2="33cm" draw:start-shape="id17" draw:start-glue-point="3" svg:d="m60175 33000h-2475">
          <text:p/>
        </draw:connector>
        <draw:connector draw:style-name="gr15" draw:text-style-name="P1" draw:layer="layout" svg:x1="60.178cm" svg:y1="37cm" svg:x2="57.7cm" svg:y2="37cm" draw:start-shape="id18" draw:start-glue-point="3" svg:d="m60178 37000h-2478">
          <text:p/>
        </draw:connector>
        <draw:connector draw:style-name="gr15" draw:text-style-name="P1" draw:layer="layout" svg:x1="60.175cm" svg:y1="35cm" svg:x2="57.7cm" svg:y2="35cm" draw:start-shape="id19" draw:start-glue-point="3" svg:d="m60175 35000h-2475">
          <text:p/>
        </draw:connector>
        <draw:g draw:id="id20">
          <draw:custom-shape draw:style-name="gr10" draw:text-style-name="P9" draw:layer="layout" svg:width="2cm" svg:height="2cm" svg:x="67.971cm" svg:y="32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8.271cm" svg:y="32.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69.971cm" svg:y1="33cm" svg:x2="72.471cm" svg:y2="33cm" draw:start-shape="id20" draw:start-glue-point="1" svg:d="m69971 33000h2500">
          <text:p/>
        </draw:connector>
        <draw:connector draw:style-name="gr13" draw:text-style-name="P1" draw:layer="layout" svg:x1="69.974cm" svg:y1="37cm" svg:x2="72.471cm" svg:y2="37cm" draw:start-shape="id21" draw:start-glue-point="1" svg:d="m69974 37000h2497">
          <text:p/>
        </draw:connector>
        <draw:connector draw:style-name="gr14" draw:text-style-name="P1" draw:layer="layout" svg:x1="69.971cm" svg:y1="35cm" svg:x2="72.471cm" svg:y2="35cm" draw:start-shape="id22" draw:start-glue-point="1" svg:d="m69971 35000h2500">
          <text:p/>
        </draw:connector>
        <draw:g draw:id="id22">
          <draw:custom-shape draw:style-name="gr10" draw:text-style-name="P9" draw:layer="layout" svg:width="2cm" svg:height="2cm" svg:x="67.971cm" svg:y="34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8.271cm" svg:y="34.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1">
          <draw:custom-shape draw:style-name="gr10" draw:text-style-name="P9" draw:layer="layout" svg:width="2cm" svg:height="2cm" svg:x="67.974cm" svg:y="3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8.274cm" svg:y="36.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67.971cm" svg:y1="33cm" svg:x2="65.496cm" svg:y2="33cm" draw:start-shape="id20" draw:start-glue-point="3" svg:d="m67971 33000h-2475">
          <text:p/>
        </draw:connector>
        <draw:connector draw:style-name="gr13" draw:text-style-name="P1" draw:layer="layout" svg:x1="67.974cm" svg:y1="37cm" svg:x2="65.496cm" svg:y2="37cm" draw:start-shape="id21" draw:start-glue-point="3" svg:d="m67974 37000h-2478">
          <text:p/>
        </draw:connector>
        <draw:connector draw:style-name="gr13" draw:text-style-name="P1" draw:layer="layout" svg:x1="67.971cm" svg:y1="35cm" svg:x2="65.496cm" svg:y2="35cm" draw:start-shape="id22" draw:start-glue-point="3" svg:d="m67971 35000h-2475">
          <text:p/>
        </draw:connector>
        <draw:line draw:style-name="gr1" draw:text-style-name="P1" draw:layer="layout" svg:x1="49cm" svg:y1="31.2cm" svg:x2="81cm" svg:y2="31.2cm">
          <text:p/>
        </draw:line>
        <draw:connector draw:style-name="Связь_5f_1..N_5f_1..1" draw:layer="layout" svg:x1="49.7cm" svg:y1="28.435cm" svg:x2="56.663cm" svg:y2="28.435cm" svg:d="m49700 28435h6963">
          <text:p/>
        </draw:connector>
        <draw:connector draw:style-name="Связь_5f_1..1_5f_1..1" draw:layer="layout" svg:x1="65.5cm" svg:y1="28.435cm" svg:x2="72.5cm" svg:y2="28.435cm" svg:d="m65500 28435h7000">
          <text:p/>
        </draw:connector>
        <draw:connector draw:style-name="Связь_5f_0..N_5f_1..1" draw:layer="layout" svg:x1="57.7cm" svg:y1="28.435cm" svg:x2="64.663cm" svg:y2="28.435cm" svg:d="m57700 28435h6963">
          <text:p/>
        </draw:connector>
        <draw:connector draw:style-name="gr16" draw:text-style-name="P1" draw:layer="layout" svg:x1="54.203cm" svg:y1="38.96cm" svg:x2="56.7cm" svg:y2="38.96cm" draw:start-shape="id23" draw:start-glue-point="1" svg:d="m54203 38960h2497">
          <text:p/>
        </draw:connector>
        <draw:g draw:id="id23">
          <draw:custom-shape draw:style-name="gr10" draw:text-style-name="P9" draw:layer="layout" svg:width="2cm" svg:height="2cm" svg:x="52.203cm" svg:y="37.9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52.503cm" svg:y="38.2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52.203cm" svg:y1="38.96cm" svg:x2="49.725cm" svg:y2="38.96cm" draw:start-shape="id23" draw:start-glue-point="3" svg:d="m52203 38960h-2478">
          <text:p/>
        </draw:connector>
        <draw:connector draw:style-name="gr16" draw:text-style-name="P1" draw:layer="layout" svg:x1="62.178cm" svg:y1="38.96cm" svg:x2="64.675cm" svg:y2="38.96cm" draw:start-shape="id24" draw:start-glue-point="1" svg:d="m62178 38960h2497">
          <text:p/>
        </draw:connector>
        <draw:g draw:id="id24">
          <draw:custom-shape draw:style-name="gr10" draw:text-style-name="P9" draw:layer="layout" svg:width="2cm" svg:height="2cm" svg:x="60.178cm" svg:y="37.9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0.478cm" svg:y="38.2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1" draw:layer="layout" svg:x1="60.178cm" svg:y1="38.96cm" svg:x2="57.7cm" svg:y2="38.96cm" draw:start-shape="id24" draw:start-glue-point="3" svg:d="m60178 38960h-2478">
          <text:p/>
        </draw:connector>
        <draw:connector draw:style-name="gr16" draw:text-style-name="P1" draw:layer="layout" svg:x1="69.974cm" svg:y1="38.96cm" svg:x2="72.471cm" svg:y2="38.96cm" draw:start-shape="id25" draw:start-glue-point="1" svg:d="m69974 38960h2497">
          <text:p/>
        </draw:connector>
        <draw:g draw:id="id25">
          <draw:custom-shape draw:style-name="gr10" draw:text-style-name="P9" draw:layer="layout" svg:width="2cm" svg:height="2cm" svg:x="67.974cm" svg:y="37.9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8.274cm" svg:y="38.2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67.974cm" svg:y1="38.96cm" svg:x2="65.496cm" svg:y2="38.96cm" draw:start-shape="id25" draw:start-glue-point="3" svg:d="m67974 38960h-2478">
          <text:p/>
        </draw:connector>
        <draw:connector draw:style-name="Связь_5f_0..1_5f_1..N" draw:layer="layout" svg:x1="73.276cm" svg:y1="25.5cm" svg:x2="80.276cm" svg:y2="25.5cm" svg:d="m73276 25500h7000">
          <text:p/>
        </draw:connector>
        <draw:connector draw:style-name="Связь_5f_0..1_5f_0..1" draw:layer="layout" svg:x1="73.276cm" svg:y1="29.8cm" svg:x2="80.276cm" svg:y2="29.8cm" svg:d="m73276 29800h7000">
          <text:p/>
        </draw:connector>
        <draw:connector draw:style-name="Связь_5f_0..1_5f_0..N" draw:layer="layout" svg:x1="73.276cm" svg:y1="27cm" svg:x2="80.276cm" svg:y2="27cm" svg:d="m73276 27000h7000">
          <text:p/>
        </draw:connector>
        <draw:g draw:id="id26">
          <draw:custom-shape draw:style-name="gr10" draw:text-style-name="P9" draw:layer="layout" svg:width="2cm" svg:height="2cm" svg:x="75.747cm" svg:y="32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76.047cm" svg:y="32.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1" draw:layer="layout" svg:x1="77.747cm" svg:y1="33cm" svg:x2="80.247cm" svg:y2="33cm" draw:start-shape="id26" draw:start-glue-point="1" svg:d="m77747 33000h2500">
          <text:p/>
        </draw:connector>
        <draw:connector draw:style-name="gr13" draw:text-style-name="P1" draw:layer="layout" svg:x1="77.75cm" svg:y1="37cm" svg:x2="80.247cm" svg:y2="37cm" draw:start-shape="id27" draw:start-glue-point="1" svg:d="m77750 37000h2497">
          <text:p/>
        </draw:connector>
        <draw:connector draw:style-name="gr14" draw:text-style-name="P1" draw:layer="layout" svg:x1="77.747cm" svg:y1="35cm" svg:x2="80.247cm" svg:y2="35cm" draw:start-shape="id28" draw:start-glue-point="1" svg:d="m77747 35000h2500">
          <text:p/>
        </draw:connector>
        <draw:g draw:id="id28">
          <draw:custom-shape draw:style-name="gr10" draw:text-style-name="P9" draw:layer="layout" svg:width="2cm" svg:height="2cm" svg:x="75.747cm" svg:y="34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76.047cm" svg:y="34.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7">
          <draw:custom-shape draw:style-name="gr10" draw:text-style-name="P9" draw:layer="layout" svg:width="2cm" svg:height="2cm" svg:x="75.75cm" svg:y="3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76.05cm" svg:y="36.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6" draw:text-style-name="P1" draw:layer="layout" svg:x1="75.747cm" svg:y1="33cm" svg:x2="73.272cm" svg:y2="33cm" draw:start-shape="id26" draw:start-glue-point="3" svg:d="m75747 33000h-2475">
          <text:p/>
        </draw:connector>
        <draw:connector draw:style-name="gr16" draw:text-style-name="P1" draw:layer="layout" svg:x1="75.75cm" svg:y1="37cm" svg:x2="73.272cm" svg:y2="37cm" draw:start-shape="id27" draw:start-glue-point="3" svg:d="m75750 37000h-2478">
          <text:p/>
        </draw:connector>
        <draw:connector draw:style-name="gr16" draw:text-style-name="P1" draw:layer="layout" svg:x1="75.747cm" svg:y1="35cm" svg:x2="73.272cm" svg:y2="35cm" draw:start-shape="id28" draw:start-glue-point="3" svg:d="m75747 35000h-2475">
          <text:p/>
        </draw:connector>
        <draw:connector draw:style-name="Связь_5f_0..1_5f_1..1" draw:layer="layout" svg:x1="73.276cm" svg:y1="28.435cm" svg:x2="80.276cm" svg:y2="28.435cm" svg:d="m73276 28435h7000">
          <text:p/>
        </draw:connector>
        <draw:connector draw:style-name="gr16" draw:text-style-name="P1" draw:layer="layout" svg:x1="77.75cm" svg:y1="38.96cm" svg:x2="80.247cm" svg:y2="38.96cm" draw:start-shape="id29" draw:start-glue-point="1" svg:d="m77750 38960h2497">
          <text:p/>
        </draw:connector>
        <draw:g draw:id="id29">
          <draw:custom-shape draw:style-name="gr10" draw:text-style-name="P9" draw:layer="layout" svg:width="2cm" svg:height="2cm" svg:x="75.75cm" svg:y="37.9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76.05cm" svg:y="38.2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6" draw:text-style-name="P1" draw:layer="layout" svg:x1="75.75cm" svg:y1="38.96cm" svg:x2="73.272cm" svg:y2="38.96cm" draw:start-shape="id29" draw:start-glue-point="3" svg:d="m75750 38960h-2478">
          <text:p/>
        </draw:connector>
        <draw:custom-shape draw:style-name="gr17" draw:layer="layout" svg:width="74cm" svg:height="32cm" svg:x="11.5cm" svg:y="16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9.76cm" svg:y1="24.017cm" svg:x2="56.505cm" svg:y2="24.017cm" svg:d="m49760 24017h6745">
          <text:p/>
        </draw:connector>
        <draw:path draw:style-name="gr18" draw:text-style-name="P1" draw:id="id5" draw:layer="layout" svg:width="2.099cm" svg:height="1.099cm" svg:x="43.2cm" svg:y="3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Кодификатор" draw:layer="layout" svg:width="9cm" svg:height="2.5cm" svg:x="19cm" svg:y="40cm">
          <text:p><text:span text:style-name="T15">Имя кодификатора</text:span></text:p>
          <text:p/>
          <text:p>Поля кодификатора</text:p>
        </draw:rect>
        <draw:rect draw:style-name="Список_20_атрибутов_20_сущносей" draw:layer="layout" svg:width="14.758cm" svg:height="5.484cm" svg:x="16cm" svg:y="33.5cm">
          <text:p><text:span text:style-name="T16">Primary Key </text:span></text:p>
          <text:p><text:span text:style-name="T16"/></text:p>
          <text:p><text:span text:style-name="T17">Foreign Key</text:span></text:p>
          <text:p><text:span text:style-name="T18">Codifier (C)</text:span></text:p>
          <text:p><text:span text:style-name="T18">Field</text:span></text:p>
          <text:p><text:span text:style-name="T6">Field [length constraint]</text:span></text:p>
        </draw:rect>
        <draw:rect draw:style-name="gr2" draw:text-style-name="P2" draw:layer="layout" svg:width="14.758cm" svg:height="1cm" svg:x="16cm" svg:y="32.5cm">
          <text:p text:style-name="P1"><text:span text:style-name="T5">Entity</text:span></text:p>
        </draw:rect>
        <draw:rect draw:style-name="Свойства_20_атрибутов" draw:layer="layout" svg:width="1cm" svg:height="5.484cm" svg:x="30.758cm" svg:y="33.5cm">
          <text:p><text:span text:style-name="T6">#</text:span></text:p>
          <text:p><text:span text:style-name="T6"/></text:p>
          <text:p><text:span text:style-name="T6">*</text:span></text:p>
          <text:p><text:span text:style-name="T18">*</text:span></text:p>
          <text:p><text:span text:style-name="T6">o</text:span></text:p>
          <text:p><text:span text:style-name="T6">o</text:span></text:p>
        </draw:rect>
        <draw:connector draw:style-name="gr1" draw:text-style-name="P1" draw:layer="layout" draw:type="line" svg:x1="60.599cm" svg:y1="93.33cm" svg:x2="56.35cm" svg:y2="83.2cm" draw:start-shape="id30" draw:start-glue-point="4" draw:end-shape="id31" draw:end-glue-point="2" svg:d="m60599 93330-4249-10130">
          <text:p/>
        </draw:connector>
        <draw:connector draw:style-name="gr1" draw:text-style-name="P1" draw:layer="layout" draw:type="line" svg:x1="62.599cm" svg:y1="95.085cm" svg:x2="56.35cm" svg:y2="83.2cm" draw:start-shape="id32" draw:start-glue-point="4" draw:end-shape="id31" draw:end-glue-point="2" svg:d="m62599 95085-6249-11885">
          <text:p/>
        </draw:connector>
        <draw:connector draw:style-name="gr1" draw:text-style-name="P1" draw:layer="layout" draw:type="line" svg:x1="56.599cm" svg:y1="89.523cm" svg:x2="56.35cm" svg:y2="83.2cm" draw:start-shape="id33" draw:start-glue-point="4" draw:end-shape="id31" draw:end-glue-point="2" svg:d="m56599 89523-249-6323">
          <text:p/>
        </draw:connector>
        <draw:connector draw:style-name="gr1" draw:text-style-name="P1" draw:layer="layout" draw:type="line" svg:x1="56.35cm" svg:y1="83.2cm" svg:x2="54.599cm" svg:y2="87.611cm" draw:start-shape="id31" draw:start-glue-point="2" draw:end-shape="id34" draw:end-glue-point="4" svg:d="m56350 83200-1751 4411">
          <text:p/>
        </draw:connector>
        <draw:custom-shape draw:style-name="gr5" draw:text-style-name="P6" draw:id="id40" draw:layer="layout" svg:width="9cm" svg:height="1.604cm" svg:x="48.1cm" svg:y="85.7cm">
          <text:p text:style-name="P4"><text:span text:style-name="T10">Code (ISO 639-3) of language</text:span></text:p>
          <text:p text:style-name="P4"><text:span text:style-name="T10">(that is nam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 draw:text-style-name="P1" draw:layer="layout" draw:type="line" svg:x1="42.85cm" svg:y1="57.741cm" svg:x2="42.85cm" svg:y2="60cm" draw:start-shape="id35" draw:start-glue-point="2" draw:end-shape="id36" draw:end-glue-point="0" svg:d="m42850 57741v2259">
          <text:p/>
        </draw:connector>
        <draw:rect draw:style-name="Список_20_атрибутов_20_сущносей" draw:id="id35" draw:layer="layout" svg:width="12.5cm" svg:height="3.241cm" svg:x="36.6cm" svg:y="54.5cm">
          <text:p><text:span text:style-name="T19">Name</text:span></text:p>
          <text:p><text:span text:style-name="T19">Entity</text:span></text:p>
          <text:p><text:span text:style-name="T19">Dascription</text:span></text:p>
          <text:p><text:span text:style-name="T19">Comments</text:span></text:p>
        </draw:rect>
        <draw:rect draw:style-name="gr2" draw:text-style-name="P2" draw:layer="layout" svg:width="12.5cm" svg:height="1cm" svg:x="36.6cm" svg:y="53.5cm">
          <text:p text:style-name="P1"><text:span text:style-name="T5">Named</text:span></text:p>
        </draw:rect>
        <draw:rect draw:style-name="Свойства_20_атрибутов" draw:layer="layout" svg:width="1cm" svg:height="3.241cm" svg:x="49.1cm" svg:y="54.5cm">
          <text:p><text:span text:style-name="T6">*</text:span></text:p>
          <text:p><text:span text:style-name="T6">*</text:span></text:p>
          <text:p><text:span text:style-name="T6">о</text:span></text:p>
          <text:p><text:span text:style-name="T6">о</text:span></text:p>
        </draw:rect>
        <draw:path draw:style-name="gr18" draw:text-style-name="P1" draw:id="id36" draw:layer="layout" svg:width="2.099cm" svg:height="1.099cm" svg:x="41.8cm" svg:y="60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1" draw:text-style-name="P1" draw:layer="layout" draw:type="curve" svg:x1="56.35cm" svg:y1="74.279cm" svg:x2="43.399cm" svg:y2="61.1cm" draw:start-shape="id37" draw:start-glue-point="0" draw:end-shape="id36" draw:end-glue-point="4" svg:d="m56350 74279c0-9847-12951-3258-12951-13179">
          <text:p/>
        </draw:connector>
        <draw:rect draw:style-name="Список_20_атрибутов_20_сущносей" draw:text-style-name="P10" draw:id="id39" draw:layer="layout" svg:width="12cm" svg:height="3.241cm" svg:x="62.6cm" svg:y="68.7cm">
          <draw:glue-point draw:id="4" svg:x="3.333cm" svg:y="5.004cm"/>
          <draw:glue-point draw:id="5" svg:x="-2.916cm" svg:y="5.004cm"/>
          <text:p><text:span text:style-name="T20">Code (ISO 639-3) of language</text:span></text:p>
        </draw:rect>
        <draw:rect draw:style-name="gr2" draw:text-style-name="P2" draw:layer="layout" svg:width="12cm" svg:height="1cm" svg:x="62.6cm" svg:y="67.7cm">
          <text:p text:style-name="P1"><text:span text:style-name="T5">Language</text:span></text:p>
        </draw:rect>
        <draw:rect draw:style-name="Свойства_20_атрибутов" draw:layer="layout" svg:width="1cm" svg:height="3.241cm" svg:x="74.6cm" svg:y="68.7cm">
          <text:p><text:span text:style-name="T6">#</text:span></text:p>
        </draw:rect>
        <draw:rect draw:style-name="gr2" draw:text-style-name="P2" draw:id="id37" draw:layer="layout" svg:width="12.5cm" svg:height="1cm" svg:x="50.1cm" svg:y="74.279cm">
          <text:p text:style-name="P1"><text:span text:style-name="T5">Named in language</text:span></text:p>
        </draw:rect>
        <draw:rect draw:style-name="gr2" draw:text-style-name="P2" draw:id="id31" draw:layer="layout" svg:width="12.5cm" svg:height="1cm" svg:x="50.1cm" svg:y="82.2cm">
          <text:p text:style-name="P1"><text:span text:style-name="T5">Named language</text:span></text:p>
        </draw:rect>
        <draw:connector draw:style-name="gr11" draw:text-style-name="P1" draw:layer="layout" draw:type="line" svg:x1="56.35cm" svg:y1="75.279cm" svg:x2="56.35cm" svg:y2="77.718cm" draw:start-shape="id37" draw:start-glue-point="2" draw:end-shape="id38" draw:end-glue-point="0" svg:d="m56350 75279v2439">
          <text:p/>
        </draw:connector>
        <draw:path draw:style-name="gr18" draw:text-style-name="P1" draw:id="id38" draw:layer="layout" svg:width="2.099cm" svg:height="1.099cm" svg:x="55.3cm" svg:y="77.718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1" draw:text-style-name="P1" draw:layer="layout" draw:type="curve" svg:x1="56.35cm" svg:y1="82.2cm" svg:x2="56.35cm" svg:y2="78.818cm" draw:start-shape="id31" draw:start-glue-point="0" draw:end-shape="id38" draw:end-glue-point="2" svg:d="m56350 82200v-3382">
          <text:p/>
        </draw:connector>
        <draw:connector draw:style-name="Связь_5f_1..1_5f_0..N" draw:layer="layout" svg:x1="65.101cm" svg:y1="71.941cm" svg:x2="62.6cm" svg:y2="74.779cm" draw:start-shape="id39" draw:start-glue-point="5" draw:end-shape="id37" draw:end-glue-point="1" svg:d="m65101 71941v2838h-2501">
          <text:p/>
        </draw:connector>
        <draw:custom-shape draw:style-name="gr5" draw:text-style-name="P6" draw:id="id34" draw:layer="layout" svg:width="9cm" svg:height="1.604cm" svg:x="50.1cm" svg:y="87.611cm">
          <text:p text:style-name="P4"><text:span text:style-name="T10">Code (ISO 639-3) of language, </text:span></text:p>
          <text:p text:style-name="P4"><text:span text:style-name="T10">in which nam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 draw:text-style-name="P1" draw:layer="layout" draw:type="line" svg:x1="56.35cm" svg:y1="83.2cm" svg:x2="52.599cm" svg:y2="85.7cm" draw:start-shape="id31" draw:start-glue-point="2" draw:end-shape="id40" draw:end-glue-point="4" svg:d="m56350 83200-3751 2500">
          <text:p/>
        </draw:connector>
        <draw:custom-shape draw:style-name="gr4" draw:text-style-name="P11" draw:id="id33" draw:layer="layout" svg:width="9cm" svg:height="1.5cm" svg:x="52.1cm" svg:y="89.523cm">
          <text:p text:style-name="P4"><text:span text:style-name="T21">Nam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1" draw:id="id30" draw:layer="layout" svg:width="9cm" svg:height="1.5cm" svg:x="56.1cm" svg:y="93.33cm">
          <text:p text:style-name="P4"><text:span text:style-name="T21">Descript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1" draw:id="id32" draw:layer="layout" svg:width="9cm" svg:height="1.5cm" svg:x="58.1cm" svg:y="95.085cm">
          <text:p text:style-name="P4"><text:span text:style-name="T21">Comment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 draw:text-style-name="P1" draw:layer="layout" draw:type="curve" svg:x1="31.16cm" svg:y1="72.889cm" svg:x2="42.401cm" svg:y2="61.1cm" draw:end-shape="id36" draw:end-glue-point="5" svg:d="m31160 72889c0-8428 11241-2534 11241-11789">
          <text:p/>
        </draw:connector>
        <draw:connector draw:style-name="gr11" draw:text-style-name="P1" draw:layer="layout" draw:type="curve" draw:line-skew="-11.334cm" svg:x1="43.864cm" svg:y1="109.615cm" svg:x2="55.901cm" svg:y2="78.818cm" draw:start-shape="id41" draw:start-glue-point="0" draw:end-shape="id38" draw:end-glue-point="5" svg:d="m43864 109615c0-40062 12037-24664 12037-30797">
          <text:p/>
        </draw:connector>
        <draw:polyline draw:style-name="gr19" draw:text-style-name="P1" draw:layer="layout" svg:width="19.499cm" svg:height="8.999cm" svg:x="32.4cm" svg:y="50cm" svg:viewBox="0 0 19500 9000" draw:points="0,500 19500,500 19500,9000 500,9000 500,0">
          <text:p/>
        </draw:polyline>
        <draw:frame draw:style-name="gr20" draw:text-style-name="P12" draw:layer="layout" svg:width="7cm" svg:height="1.75cm" svg:x="33.6cm" svg:y="51.1cm">
          <draw:text-box>
            <text:p><text:span text:style-name="T22">Package: Name</text:span></text:p>
          </draw:text-box>
        </draw:frame>
        <draw:polyline draw:style-name="gr19" draw:text-style-name="P1" draw:layer="layout" svg:width="37.499cm" svg:height="34.229cm" svg:x="41.6cm" svg:y="64.1cm" svg:viewBox="0 0 37500 34230" draw:points="0,1902 37500,1902 37500,34230 962,34230 962,0">
          <text:p/>
        </draw:polyline>
        <draw:frame draw:style-name="gr20" draw:text-style-name="P12" draw:layer="layout" svg:width="11cm" svg:height="1.75cm" svg:x="52.1cm" svg:y="66.35cm">
          <draw:text-box>
            <text:p><text:span text:style-name="T22">Package: Language</text:span></text:p>
          </draw:text-box>
        </draw:frame>
        <draw:custom-shape draw:style-name="gr5" draw:text-style-name="P6" draw:id="id42" draw:layer="layout" svg:width="9cm" svg:height="1.604cm" svg:x="43.8cm" svg:y="77.496cm">
          <text:p text:style-name="P4"><text:span text:style-name="T10">Code (ISO 639-3) of language, </text:span></text:p>
          <text:p text:style-name="P4"><text:span text:style-name="T10">in which named</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1" draw:text-style-name="P1" draw:layer="layout" draw:type="line" svg:x1="50.1cm" svg:y1="74.779cm" svg:x2="48.299cm" svg:y2="77.496cm" draw:start-shape="id37" draw:start-glue-point="3" draw:end-shape="id42" draw:end-glue-point="4" svg:d="m50100 74779-1801 2717">
          <text:p/>
        </draw:connector>
        <draw:connector draw:style-name="Связь_5f_1..1_5f_0..N" draw:layer="layout" svg:x1="68.6cm" svg:y1="71.941cm" svg:x2="62.6cm" svg:y2="82.7cm" draw:start-shape="id39" draw:end-shape="id31" draw:end-glue-point="1" svg:d="m68600 71941v10759h-6000">
          <text:p/>
        </draw:connector>
        <draw:connector draw:style-name="gr13" draw:text-style-name="P1" draw:layer="layout" svg:x1="61.892cm" svg:y1="125cm" svg:x2="67.145cm" svg:y2="125.001cm" draw:start-shape="id43" draw:start-glue-point="1" draw:end-shape="id44" draw:end-glue-point="4" svg:d="m61892 125000h2627v1h2626">
          <text:p/>
        </draw:connector>
        <draw:g draw:id="id43">
          <draw:custom-shape draw:style-name="gr10" draw:text-style-name="P9" draw:layer="layout" svg:width="2cm" svg:height="2cm" svg:x="59.892cm" svg:y="124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4cm" svg:height="1.4cm" svg:x="60.192cm" svg:y="124.3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6" draw:text-style-name="P1" draw:layer="layout" svg:x1="59.892cm" svg:y1="125cm" svg:x2="56.614cm" svg:y2="125.001cm" draw:start-shape="id43" draw:start-glue-point="3" draw:end-shape="id45" draw:end-glue-point="4" svg:d="m59892 125000h-1639v1h-1639">
          <text:p/>
        </draw:connector>
        <draw:connector draw:style-name="gr15" draw:text-style-name="P1" draw:layer="layout" svg:x1="64.361cm" svg:y1="127cm" svg:x2="67.114cm" svg:y2="127.001cm" draw:start-shape="id46" draw:start-glue-point="1" svg:d="m64361 127000h1628v1h1125">
          <text:p/>
        </draw:connector>
        <draw:g draw:id="id46">
          <draw:custom-shape draw:style-name="gr10" draw:text-style-name="P9" draw:layer="layout" svg:width="2cm" svg:height="2cm" svg:x="62.361cm" svg:y="126cm">
            <text:p text:style-name="P1"><text:span text:style-name="T14"><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3" draw:text-style-name="P1" draw:layer="layout" svg:x1="62.361cm" svg:y1="127cm" svg:x2="56.841cm" svg:y2="127.001cm" draw:start-shape="id46" draw:start-glue-point="3" svg:d="m62361 127000h-3010v1h-2510">
          <text:p/>
        </draw:connector>
        <draw:frame draw:style-name="gr21" draw:text-style-name="P1" draw:layer="layout" svg:width="7.868cm" svg:height="1.675cm" svg:x="58.614cm" svg:y="122cm">
          <draw:text-box>
            <text:p text:style-name="P1">ID of the code, </text:p>
            <text:p text:style-name="P1">that codifies to the codifier</text:p>
          </draw:text-box>
        </draw:frame>
        <draw:frame draw:style-name="gr21" draw:text-style-name="P1" draw:layer="layout" svg:width="7.813cm" svg:height="1.675cm" svg:x="58.801cm" svg:y="128.5cm">
          <draw:text-box>
            <text:p text:style-name="P1">ID of codifier, </text:p>
            <text:p text:style-name="P1">to which the code belongs</text:p>
          </draw:text-box>
        </draw:frame>
        <draw:g>
          <draw:rect draw:style-name="Заголовок_20_сущности" draw:layer="layout" svg:width="10.2cm" svg:height="3.5cm" svg:x="21.5cm" svg:y="28cm">
            <text:p/>
          </draw:rect>
          <draw:rect draw:style-name="Заголовок_20_сущности" draw:layer="layout" svg:width="9.2cm" svg:height="2.5cm" svg:x="22cm" svg:y="28.5cm">
            <text:p>Weak entity </text:p>
            <text:p>(It's PK depends on </text:p>
            <text:p>PK of other entity)</text:p>
          </draw:rect>
        </draw:g>
        <draw:g>
          <draw:rect draw:style-name="Заголовок_20_сущности" draw:layer="layout" svg:width="12.5cm" svg:height="2cm" svg:x="43.114cm" svg:y="122cm">
            <text:p/>
          </draw:rect>
          <draw:rect draw:style-name="Заголовок_20_сущности" draw:layer="layout" svg:width="11.275cm" svg:height="1.428cm" svg:x="43.727cm" svg:y="122.286cm">
            <text:p><text:span text:style-name="T5">Codifier</text:span></text:p>
          </draw:rect>
        </draw:g>
        <draw:custom-shape draw:style-name="gr22" draw:text-style-name="P1" draw:layer="layout" svg:width="13.5cm" svg:height="7cm" svg:x="37.114cm" svg:y="136cm">
          <text:p text:style-name="P1">Codifiers are also codified — </text:p>
          <text:p text:style-name="P1">for each one there is a code — </text:p>
          <text:p text:style-name="P1">an entry in the "Codes" table — </text:p>
          <text:p text:style-name="P1">ID of this code is also </text:p>
          <text:p text:style-name="P1">the primary key of the codifier. <text:s/></text:p>
          <draw:enhanced-geometry svg:viewBox="0 0 21600 21600" draw:text-areas="3000 3320 17110 17330" draw:type="cloud-callout" draw:modifiers="13552.5961039923 -22149.17868875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2" draw:text-style-name="P13" draw:layer="layout" svg:width="18.5cm" svg:height="10.5cm" svg:x="58.614cm" svg:y="135.5cm">
          <text:p text:style-name="P13">Known codifiers and their ranges:</text:p>
          <text:p text:style-name="P13">-- usual codifiers<text:tab/><text:tab/><text:tab/>: <text:s text:c="3"/>10 - <text:s text:c="6"/>2999</text:p>
          <text:p text:style-name="P13">-- status sets<text:tab/><text:tab/><text:tab/><text:tab/>: <text:s/>3000 - <text:s text:c="6"/>5999</text:p>
          <text:p text:style-name="P13">-- other types of codifiers<text:tab/>: <text:s/>6000 - <text:s text:c="6"/>9999 </text:p>
          <text:p text:style-name="P13">-- plain codes<text:tab/><text:tab/><text:tab/>: 10000 - 2147483647</text:p>
          <text:p text:style-name="P13">-------</text:p>
          <text:p text:style-name="P13">-- root codifier<text:tab/><text:tab/><text:tab/><text:tab/>: 0</text:p>
          <text:p text:style-name="P13">-- codifier of usual codifiers<text:tab/>: 1</text:p>
          <text:p text:style-name="P13">-- codifier of status sets<text:tab/><text:tab/>: 2</text:p>
          <text:p text:style-name="P13">-- codifier of other types of codifiers: 3</text:p>
          <text:p text:style-name="P13">-------</text:p>
          <text:p text:style-name="P13">-- these codes ranges constraints aren't automatically checked</text:p>
          <draw:enhanced-geometry svg:viewBox="0 0 21600 21600" draw:glue-points="10800 0 0 10800 10800 21600 21600 10800 ?f40 ?f41" draw:text-areas="0 0 21600 21600" draw:type="rectangular-callout" draw:modifiers="6312.696610994 -3667.536425102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 draw:text-style-name="P1" draw:layer="layout" draw:type="line" svg:x1="38.614cm" svg:y1="116.994cm" svg:x2="43.864cm" svg:y2="111.615cm" draw:start-shape="id47" draw:start-glue-point="7" draw:end-shape="id41" draw:end-glue-point="2" svg:d="m38614 116994 5250-5379">
          <text:p/>
        </draw:connector>
        <draw:connector draw:style-name="gr1" draw:text-style-name="P1" draw:layer="layout" draw:type="line" svg:x1="40.614cm" svg:y1="118.749cm" svg:x2="43.864cm" svg:y2="111.615cm" draw:start-shape="id48" draw:start-glue-point="7" draw:end-shape="id41" draw:end-glue-point="2" svg:d="m40614 118749 3250-7134">
          <text:p/>
        </draw:connector>
        <draw:connector draw:style-name="gr1" draw:text-style-name="P1" draw:layer="layout" draw:type="line" svg:x1="34.614cm" svg:y1="113.187cm" svg:x2="43.864cm" svg:y2="111.615cm" draw:start-shape="id49" draw:start-glue-point="7" draw:end-shape="id41" draw:end-glue-point="2" svg:d="m34614 113187 9250-1572">
          <text:p/>
        </draw:connector>
        <draw:connector draw:style-name="gr1" draw:text-style-name="P1" draw:layer="layout" draw:type="line" svg:x1="43.864cm" svg:y1="111.615cm" svg:x2="32.614cm" svg:y2="111.327cm" draw:start-shape="id41" draw:start-glue-point="2" draw:end-shape="id50" draw:end-glue-point="7" svg:d="m43864 111615-11250-288">
          <text:p/>
        </draw:connector>
        <draw:custom-shape draw:style-name="gr5" draw:text-style-name="P6" draw:id="id50" draw:layer="layout" svg:width="9cm" svg:height="1.604cm" svg:x="23.614cm" svg:y="110.526cm">
          <text:p text:style-name="P4"><text:span text:style-name="T10">Code (ISO 639-3) of language, </text:span></text:p>
          <text:p text:style-name="P4"><text:span text:style-name="T10">in which nam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 draw:text-style-name="P1" draw:layer="layout" draw:type="line" svg:x1="43.864cm" svg:y1="111.615cm" svg:x2="30.614cm" svg:y2="109.416cm" draw:start-shape="id41" draw:start-glue-point="2" draw:end-shape="id51" draw:end-glue-point="7" svg:d="m43864 111615-13250-2199">
          <text:p/>
        </draw:connector>
        <draw:custom-shape draw:style-name="gr4" draw:text-style-name="P11" draw:id="id49" draw:layer="layout" svg:width="9cm" svg:height="1.5cm" svg:x="25.614cm" svg:y="112.438cm">
          <text:p text:style-name="P4"><text:span text:style-name="T21">Nam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1" draw:id="id47" draw:layer="layout" svg:width="9cm" svg:height="1.5cm" svg:x="29.614cm" svg:y="116.245cm">
          <text:p text:style-name="P4"><text:span text:style-name="T21">Descriptio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1" draw:id="id48" draw:layer="layout" svg:width="9cm" svg:height="1.5cm" svg:x="31.614cm" svg:y="118cm">
          <text:p text:style-name="P4"><text:span text:style-name="T21">Comment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11" draw:id="id2" draw:layer="layout" svg:width="9cm" svg:height="1.5cm" svg:x="54.159cm" svg:y="91.337cm">
          <text:p text:style-name="P4"><text:span text:style-name="T21">Entity</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id="id41">
          <draw:rect draw:style-name="Заголовок_20_сущности" draw:layer="layout" svg:width="12.5cm" svg:height="2cm" svg:x="37.614cm" svg:y="109.615cm">
            <text:p/>
          </draw:rect>
          <draw:rect draw:style-name="Заголовок_20_сущности" draw:layer="layout" svg:width="11.275cm" svg:height="1.428cm" svg:x="38.227cm" svg:y="109.901cm">
            <text:p><text:span text:style-name="T5">Named code</text:span></text:p>
          </draw:rect>
        </draw:g>
        <draw:custom-shape draw:style-name="gr4" draw:text-style-name="P11" draw:id="id1" draw:layer="layout" svg:width="9cm" svg:height="1.5cm" svg:x="27.614cm" svg:y="114.345cm">
          <text:p text:style-name="P4"><text:span text:style-name="T21">Entity</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14" draw:id="id51" draw:layer="layout" svg:width="9cm" svg:height="1.604cm" svg:x="21.614cm" svg:y="108.615cm">
          <text:p text:style-name="P4"><text:span text:style-name="T23">Code I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olyline draw:style-name="gr19" draw:text-style-name="P1" draw:layer="layout" svg:width="65.999cm" svg:height="46.729cm" svg:x="18.5cm" svg:y="101.77cm" svg:viewBox="0 0 66000 46730" draw:points="0,2597 66000,2597 66000,46730 1693,46730 1693,0">
          <text:p/>
        </draw:polyline>
        <draw:frame draw:style-name="gr20" draw:text-style-name="P12" draw:layer="layout" svg:width="11cm" svg:height="1.75cm" svg:x="60.55cm" svg:y="107.317cm">
          <draw:text-box>
            <text:p><text:span text:style-name="T22">Package: Codifier</text:span></text:p>
          </draw:text-box>
        </draw:frame>
        <draw:rect draw:style-name="gr23" draw:text-style-name="P15" draw:layer="layout" svg:width="30cm" svg:height="5cm" svg:x="47.5cm" svg:y="115cm">
          <text:p text:style-name="P13"><text:span text:style-name="T24">SELECT * FROM get_codes_by_codestr('Root codifier', 'Usual codifiers');</text:span></text:p>
          <text:p text:style-name="P13"><text:span text:style-name="T24">SELECT get_one_code_by_codestr('Root codifier', 'Usual codifiers');</text:span></text:p>
          <text:p text:style-name="P13"><text:span text:style-name="T24">SELECT get_code_by_codeid(2);</text:span></text:p>
          <text:p text:style-name="P13"><text:span text:style-name="T24">SELECT * FROM get_codifiers_by_codifierstr('Usual codifiers');</text:span></text:p>
          <text:p text:style-name="P13"><text:span text:style-name="T24">SELECT get_one_codifier_by_codifierstr('Usual codifiers');</text:span></text:p>
          <text:p text:style-name="P13"><text:span text:style-name="T24">SELECT get_codifier_by_codifierid(2);</text:span></text:p>
        </draw:rect>
        <draw:custom-shape draw:style-name="gr24" draw:text-style-name="P16" draw:layer="layout" svg:width="28cm" svg:height="7.5cm" svg:x="34cm" svg:y="4.5cm">
          <text:p><text:span text:style-name="T25">Copyright (C) 2010 Andrejs Sisojevs &lt;andrejs.sisojevs@nextmail.ru&gt;</text:span></text:p>
          <text:p><text:span text:style-name="T25"/></text:p>
          <text:p><text:span text:style-name="T25">All rights reserved.</text:span></text:p>
          <text:p><text:span text:style-name="T25"/></text:p>
          <text:p><text:span text:style-name="T25">For license and copyright information, see the file COPYRIGHT</text:span></text:p>
          <text:p><text:span text:style-name="T12"/></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office:styles>
  <office:automatic-styles>
    <style:page-layout style:name="PM0">
      <style:page-layout-properties fo:margin-top="1cm" fo:margin-bottom="1cm" fo:margin-left="1cm" fo:margin-right="1cm" fo:page-width="104cm" fo:page-height="15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elka </meta:initial-creator>
    <meta:creation-date>2010-01-04T22:05:14.20</meta:creation-date>
    <dc:date>2010-02-01T02:03:54.45</dc:date>
    <dc:creator>Belka </dc:creator>
    <meta:editing-duration>PT37H57M24S</meta:editing-duration>
    <meta:editing-cycles>7</meta:editing-cycles>
    <meta:generator>OpenOffice.org/3.1$Win32 OpenOffice.org_project/310m19$Build-9420</meta:generator>
    <meta:document-statistic meta:object-count="206"/>
  </office:meta>
</office:document-meta>
</file>